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29"/>
        <table:table-column table:style-name="co1" table:number-columns-repeated="2" table:default-cell-style-name="ce11"/>
        <table:table-column table:style-name="co1" table:default-cell-style-name="ce24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2.724992345" calcext:value-type="float">
            <text:p>232.72</text:p>
          </table:table-cell>
          <table:table-cell office:value-type="float" office:value="21.2829610760452" calcext:value-type="float">
            <text:p>21.28</text:p>
          </table:table-cell>
          <table:table-cell office:value-type="float" office:value="107" calcext:value-type="float">
            <text:p>107.00</text:p>
          </table:table-cell>
          <table:table-cell office:value-type="float" office:value="24.2420536935322" calcext:value-type="float">
            <text:p>24.24</text:p>
          </table:table-cell>
          <table:table-cell office:value-type="float" office:value="294.310222166998" calcext:value-type="float">
            <text:p>294.31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9.765399370997" calcext:value-type="float">
            <text:p>219.77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60.410270911001" calcext:value-type="float">
            <text:p>360.41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29.284492590989" calcext:value-type="float">
            <text:p>229.28</text:p>
          </table:table-cell>
          <table:table-cell office:value-type="float" office:value="22.2968866497474" calcext:value-type="float">
            <text:p>22.30</text:p>
          </table:table-cell>
          <table:table-cell office:value-type="float" office:value="87" calcext:value-type="float">
            <text:p>87.00</text:p>
          </table:table-cell>
          <table:table-cell office:value-type="float" office:value="24.7028778434051" calcext:value-type="float">
            <text:p>24.70</text:p>
          </table:table-cell>
          <table:table-cell office:value-type="float" office:value="295.933909356987" calcext:value-type="float">
            <text:p>295.9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2.106929254005" calcext:value-type="float">
            <text:p>222.11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60.835826889997" calcext:value-type="float">
            <text:p>360.84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27.315221377998" calcext:value-type="float">
            <text:p>227.32</text:p>
          </table:table-cell>
          <table:table-cell office:value-type="float" office:value="22.0509072270928" calcext:value-type="float">
            <text:p>22.05</text:p>
          </table:table-cell>
          <table:table-cell office:value-type="float" office:value="78" calcext:value-type="float">
            <text:p>78.00</text:p>
          </table:table-cell>
          <table:table-cell office:value-type="float" office:value="24.2080027800273" calcext:value-type="float">
            <text:p>24.21</text:p>
          </table:table-cell>
          <table:table-cell office:value-type="float" office:value="286.062722618997" calcext:value-type="float">
            <text:p>286.06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7.782519724002" calcext:value-type="float">
            <text:p>217.78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1.879356044999" calcext:value-type="float">
            <text:p>351.88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3.000565786991" calcext:value-type="float">
            <text:p>233.00</text:p>
          </table:table-cell>
          <table:table-cell office:value-type="float" office:value="22.0108933346379" calcext:value-type="float">
            <text:p>22.01</text:p>
          </table:table-cell>
          <table:table-cell office:value-type="float" office:value="62" calcext:value-type="float">
            <text:p>62.00</text:p>
          </table:table-cell>
          <table:table-cell office:value-type="float" office:value="23.7255077485089" calcext:value-type="float">
            <text:p>23.73</text:p>
          </table:table-cell>
          <table:table-cell office:value-type="float" office:value="296.172243893001" calcext:value-type="float">
            <text:p>296.17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2.650043065005" calcext:value-type="float">
            <text:p>222.65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0.403194469" calcext:value-type="float">
            <text:p>350.40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229.412720945998" calcext:value-type="float">
            <text:p>229.41</text:p>
          </table:table-cell>
          <table:table-cell table:style-name="ce30" office:value-type="float" office:value="19.5374581418886" calcext:value-type="float">
            <text:p>19.54</text:p>
          </table:table-cell>
          <table:table-cell table:style-name="ce12" office:value-type="float" office:value="125" calcext:value-type="float">
            <text:p>125.00</text:p>
          </table:table-cell>
          <table:table-cell table:style-name="ce12" office:value-type="float" office:value="22.9943420408221" calcext:value-type="float">
            <text:p>22.99</text:p>
          </table:table-cell>
          <table:table-cell table:style-name="ce25" office:value-type="float" office:value="293.510158150995" calcext:value-type="float">
            <text:p>293.51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218.082145784996" calcext:value-type="float">
            <text:p>218.08</text:p>
          </table:table-cell>
          <table:table-cell table:style-name="ce34" office:value-type="float" office:value="10.8954621369116" calcext:value-type="float">
            <text:p>10.90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14.6168073379722" calcext:value-type="float">
            <text:p>14.62</text:p>
          </table:table-cell>
          <table:table-cell table:style-name="ce30" office:value-type="float" office:value="362.465096406988" calcext:value-type="float">
            <text:p>362.47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230.347598609395" calcext:value-type="float">
            <text:p>230.35</text:p>
          </table:table-cell>
          <table:table-cell table:formula="of:=AVERAGE([.F4:.F8])" office:value-type="float" office:value="21.4358212858824" calcext:value-type="float">
            <text:p>21.44</text:p>
          </table:table-cell>
          <table:table-cell table:formula="of:=AVERAGE([.G4:.G8])" office:value-type="float" office:value="91.8" calcext:value-type="float">
            <text:p>91.80</text:p>
          </table:table-cell>
          <table:table-cell table:formula="of:=AVERAGE([.H4:.H8])" office:value-type="float" office:value="23.9745568212591" calcext:value-type="float">
            <text:p>23.97</text:p>
          </table:table-cell>
          <table:table-cell table:formula="of:=AVERAGE([.I4:.I8])" office:value-type="float" office:value="293.197851237396" calcext:value-type="float">
            <text:p>293.20</text:p>
          </table:table-cell>
          <table:table-cell table:formula="of:=AVERAGE([.J4:.J8])" office:value-type="float" office:value="0.71559923152389" calcext:value-type="float">
            <text:p>0.72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559923152389" calcext:value-type="float">
            <text:p>0.72</text:p>
          </table:table-cell>
          <table:table-cell table:formula="of:=AVERAGE([.M4:.M8])" office:value-type="float" office:value="220.077407439801" calcext:value-type="float">
            <text:p>220.08</text:p>
          </table:table-cell>
          <table:table-cell table:formula="of:=AVERAGE([.N4:.N8])" office:value-type="float" office:value="13.2470783188701" calcext:value-type="float">
            <text:p>13.25</text:p>
          </table:table-cell>
          <table:table-cell table:formula="of:=AVERAGE([.O4:.O8])" office:value-type="float" office:value="24.2" calcext:value-type="float">
            <text:p>24.20</text:p>
          </table:table-cell>
          <table:table-cell table:formula="of:=AVERAGE([.P4:.P8])" office:value-type="float" office:value="14.1754963999594" calcext:value-type="float">
            <text:p>14.18</text:p>
          </table:table-cell>
          <table:table-cell table:formula="of:=AVERAGE([.Q4:.Q8])" office:value-type="float" office:value="357.198748944397" calcext:value-type="float">
            <text:p>357.20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1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1"/>
          <table:table-cell table:style-name="ce35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5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41.494636995994" calcext:value-type="float">
            <text:p>341.49</text:p>
          </table:table-cell>
          <table:table-cell office:value-type="float" office:value="19.4264345341207" calcext:value-type="float">
            <text:p>19.43</text:p>
          </table:table-cell>
          <table:table-cell office:value-type="float" office:value="239" calcext:value-type="float">
            <text:p>239.00</text:p>
          </table:table-cell>
          <table:table-cell office:value-type="float" office:value="22.6811431019954" calcext:value-type="float">
            <text:p>22.68</text:p>
          </table:table-cell>
          <table:table-cell office:value-type="float" office:value="484.600676407004" calcext:value-type="float">
            <text:p>484.6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38.655254234996" calcext:value-type="float">
            <text:p>338.66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48.153678869989" calcext:value-type="float">
            <text:p>548.15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6.864662514999" calcext:value-type="float">
            <text:p>336.86</text:p>
          </table:table-cell>
          <table:table-cell office:value-type="float" office:value="21.6349582439432" calcext:value-type="float">
            <text:p>21.63</text:p>
          </table:table-cell>
          <table:table-cell office:value-type="float" office:value="238" calcext:value-type="float">
            <text:p>238.00</text:p>
          </table:table-cell>
          <table:table-cell office:value-type="float" office:value="24.8760487843372" calcext:value-type="float">
            <text:p>24.88</text:p>
          </table:table-cell>
          <table:table-cell office:value-type="float" office:value="474.019281241999" calcext:value-type="float">
            <text:p>474.0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9.040882984002" calcext:value-type="float">
            <text:p>329.04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33.241694985001" calcext:value-type="float">
            <text:p>533.24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4.483924258006" calcext:value-type="float">
            <text:p>334.48</text:p>
          </table:table-cell>
          <table:table-cell office:value-type="float" office:value="19.6420847842981" calcext:value-type="float">
            <text:p>19.64</text:p>
          </table:table-cell>
          <table:table-cell office:value-type="float" office:value="277" calcext:value-type="float">
            <text:p>277.00</text:p>
          </table:table-cell>
          <table:table-cell office:value-type="float" office:value="23.4142783964374" calcext:value-type="float">
            <text:p>23.41</text:p>
          </table:table-cell>
          <table:table-cell office:value-type="float" office:value="476.262311286002" calcext:value-type="float">
            <text:p>476.26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19.979310618" calcext:value-type="float">
            <text:p>319.98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7.235770758998" calcext:value-type="float">
            <text:p>557.24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2.937290866001" calcext:value-type="float">
            <text:p>332.94</text:p>
          </table:table-cell>
          <table:table-cell office:value-type="float" office:value="21.8668672043001" calcext:value-type="float">
            <text:p>21.87</text:p>
          </table:table-cell>
          <table:table-cell office:value-type="float" office:value="156" calcext:value-type="float">
            <text:p>156.00</text:p>
          </table:table-cell>
          <table:table-cell office:value-type="float" office:value="23.9912794912811" calcext:value-type="float">
            <text:p>23.99</text:p>
          </table:table-cell>
          <table:table-cell office:value-type="float" office:value="469.520646881007" calcext:value-type="float">
            <text:p>469.5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33.83132843599" calcext:value-type="float">
            <text:p>333.83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66.826458482989" calcext:value-type="float">
            <text:p>566.83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336.937868252004" calcext:value-type="float">
            <text:p>336.94</text:p>
          </table:table-cell>
          <table:table-cell table:style-name="ce30" office:value-type="float" office:value="19.673122558957" calcext:value-type="float">
            <text:p>19.67</text:p>
          </table:table-cell>
          <table:table-cell table:style-name="ce12" office:value-type="float" office:value="296" calcext:value-type="float">
            <text:p>296.00</text:p>
          </table:table-cell>
          <table:table-cell table:style-name="ce12" office:value-type="float" office:value="23.7040586932286" calcext:value-type="float">
            <text:p>23.70</text:p>
          </table:table-cell>
          <table:table-cell table:style-name="ce25" office:value-type="float" office:value="470.153628586995" calcext:value-type="float">
            <text:p>470.15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323.143139312" calcext:value-type="float">
            <text:p>323.14</text:p>
          </table:table-cell>
          <table:table-cell table:style-name="ce34" office:value-type="float" office:value="14.2870705565148" calcext:value-type="float">
            <text:p>14.2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4.2870705565148" calcext:value-type="float">
            <text:p>14.29</text:p>
          </table:table-cell>
          <table:table-cell table:style-name="ce30" office:value-type="float" office:value="556.253318046001" calcext:value-type="float">
            <text:p>556.25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336.543676577401" calcext:value-type="float">
            <text:p>336.54</text:p>
          </table:table-cell>
          <table:table-cell table:formula="of:=AVERAGE([.F16:.F20])" office:value-type="float" office:value="20.4486934651238" calcext:value-type="float">
            <text:p>20.45</text:p>
          </table:table-cell>
          <table:table-cell table:formula="of:=AVERAGE([.G16:.G20])" office:value-type="float" office:value="241.2" calcext:value-type="float">
            <text:p>241.20</text:p>
          </table:table-cell>
          <table:table-cell table:formula="of:=AVERAGE([.H16:.H20])" office:value-type="float" office:value="23.7333616934559" calcext:value-type="float">
            <text:p>23.73</text:p>
          </table:table-cell>
          <table:table-cell table:formula="of:=AVERAGE([.I16:.I20])" office:value-type="float" office:value="474.911308880601" calcext:value-type="float">
            <text:p>474.91</text:p>
          </table:table-cell>
          <table:table-cell table:formula="of:=AVERAGE([.J16:.J20])" office:value-type="float" office:value="0.71559923152389" calcext:value-type="float">
            <text:p>0.72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559923152389" calcext:value-type="float">
            <text:p>0.72</text:p>
          </table:table-cell>
          <table:table-cell table:formula="of:=AVERAGE([.M16:.M20])" office:value-type="float" office:value="328.929983116998" calcext:value-type="float">
            <text:p>328.93</text:p>
          </table:table-cell>
          <table:table-cell table:formula="of:=AVERAGE([.N16:.N20])" office:value-type="float" office:value="14.2870705565148" calcext:value-type="float">
            <text:p>14.29</text:p>
          </table:table-cell>
          <table:table-cell table:formula="of:=AVERAGE([.O16:.O20])" office:value-type="float" office:value="0" calcext:value-type="float">
            <text:p>0.00</text:p>
          </table:table-cell>
          <table:table-cell table:formula="of:=AVERAGE([.P16:.P20])" office:value-type="float" office:value="14.2870705565148" calcext:value-type="float">
            <text:p>14.29</text:p>
          </table:table-cell>
          <table:table-cell table:formula="of:=AVERAGE([.Q16:.Q20])" office:value-type="float" office:value="552.342184228596" calcext:value-type="float">
            <text:p>552.34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E9];[.E21])" office:value-type="float" office:value="283.445637593398" calcext:value-type="float" table:number-columns-spanned="1" table:number-rows-spanned="2">
            <text:p>283.4456</text:p>
          </table:table-cell>
          <table:table-cell table:style-name="ce17" table:formula="of:=AVERAGE([.F9];[.F21])" office:value-type="float" office:value="20.9422573755031" calcext:value-type="float" table:number-columns-spanned="1" table:number-rows-spanned="2">
            <text:p>20.9423</text:p>
          </table:table-cell>
          <table:table-cell table:style-name="ce17" table:formula="of:=AVERAGE([.G9];[.G21])" office:value-type="float" office:value="166.5" calcext:value-type="float" table:number-columns-spanned="1" table:number-rows-spanned="2">
            <text:p>166.5000</text:p>
          </table:table-cell>
          <table:table-cell table:style-name="ce17" table:formula="of:=AVERAGE([.H9];[.H21])" office:value-type="float" office:value="23.8539592573575" calcext:value-type="float" table:number-columns-spanned="1" table:number-rows-spanned="2">
            <text:p>23.8540</text:p>
          </table:table-cell>
          <table:table-cell table:style-name="ce17" table:formula="of:=AVERAGE([.I9];[.I21])" office:value-type="float" office:value="384.054580058999" calcext:value-type="float" table:number-columns-spanned="1" table:number-rows-spanned="2">
            <text:p>384.0546</text:p>
          </table:table-cell>
          <table:table-cell table:style-name="ce17" table:formula="of:=AVERAGE([.J9];[.J21])" office:value-type="float" office:value="0.71559923152389" calcext:value-type="float" table:number-columns-spanned="1" table:number-rows-spanned="2">
            <text:p>0.7156</text:p>
          </table:table-cell>
          <table:table-cell table:style-name="ce3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L9];[.L21])" office:value-type="float" office:value="0.71559923152389" calcext:value-type="float" table:number-columns-spanned="1" table:number-rows-spanned="2">
            <text:p>0.7156</text:p>
          </table:table-cell>
          <table:table-cell table:style-name="ce17" table:formula="of:=AVERAGE([.M9];[.M21])" office:value-type="float" office:value="274.503695278399" calcext:value-type="float" table:number-columns-spanned="1" table:number-rows-spanned="2">
            <text:p>274.5037</text:p>
          </table:table-cell>
          <table:table-cell table:style-name="ce17" table:formula="of:=AVERAGE([.N9];[.N21])" office:value-type="float" office:value="13.7670744376924" calcext:value-type="float" table:number-columns-spanned="1" table:number-rows-spanned="2">
            <text:p>13.7671</text:p>
          </table:table-cell>
          <table:table-cell table:style-name="ce36" table:formula="of:=AVERAGE([.O9];[.O21])" office:value-type="float" office:value="12.1" calcext:value-type="float" table:number-columns-spanned="1" table:number-rows-spanned="2">
            <text:p>12.1000</text:p>
          </table:table-cell>
          <table:table-cell table:style-name="ce17" table:formula="of:=AVERAGE([.P9];[.P21])" office:value-type="float" office:value="14.2312834782371" calcext:value-type="float" table:number-columns-spanned="1" table:number-rows-spanned="2">
            <text:p>14.2313</text:p>
          </table:table-cell>
          <table:table-cell table:style-name="ce17" table:formula="of:=AVERAGE([.Q9];[.Q21])" office:value-type="float" office:value="454.770466586496" calcext:value-type="float" table:number-columns-spanned="1" table:number-rows-spanned="2">
            <text:p>454.7705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7"/>
          <table:covered-table-cell table:number-columns-repeated="2" table:style-name="Default"/>
          <table:covered-table-cell table:style-name="ce17"/>
          <table:covered-table-cell table:style-name="ce3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3:10:05.892097783</meta:creation-date>
    <dc:date>2020-04-22T03:15:04.736863698</dc:date>
    <meta:editing-duration>PT4M58S</meta:editing-duration>
    <meta:editing-cycles>2</meta:editing-cycles>
    <meta:generator>LibreOffice/6.0.7.3$Linux_X86_64 LibreOffice_project/00m0$Build-3</meta:generator>
    <meta:document-statistic meta:table-count="1" meta:cell-count="284" meta:object-count="0"/>
  </office:meta>
</office:document-meta>
</file>